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4/10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ISAMISA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VALLADARES CHAPOÑAN JUAN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IX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5/10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VALLADARES CHAPOÑAN, JUAN WILLIAM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2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2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138205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27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6:5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2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4T21:02:04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